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-0.9">
            <text:p>-0,9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table:formula="of:=SQRT( ([.E3]*[.E3])+([.F3]*[.F3]))" office:value-type="float" office:value="0">
            <text:p>0</text:p>
          </table:table-cell>
          <table:table-cell table:number-columns-repeated="2"/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</table:table-row>
        <table:table-row table:style-name="ro2">
          <table:table-cell table:number-columns-repeated="4"/>
          <table:table-cell table:formula="of:=[.E3]*[.E3]-[.F3]*[.F3]+[.C3]" office:value-type="float" office:value="-0.9">
            <text:p>-0,9</text:p>
          </table:table-cell>
          <table:table-cell table:formula="of:=2*[.E3]*[.F3]+[.D3]" office:value-type="float" office:value="0.3">
            <text:p>0,3</text:p>
          </table:table-cell>
          <table:table-cell table:formula="of:=SQRT( ([.E4]*[.E4])+([.F4]*[.F4]))" office:value-type="float" office:value="0.948683298050514">
            <text:p>0,9486832981</text:p>
          </table:table-cell>
          <table:table-cell/>
          <table:table-cell office:value-type="string">
            <text:p>scalar</text:p>
          </table:table-cell>
          <table:table-cell office:value-type="string">
            <text:p>1154.09</text:p>
          </table:table-cell>
          <table:table-cell office:value-type="string">
            <text:p>1151.19</text:p>
          </table:table-cell>
          <table:table-cell office:value-type="string">
            <text:p>1149.52</text:p>
          </table:table-cell>
          <table:table-cell office:value-type="string">
            <text:p>1145.55</text:p>
          </table:table-cell>
        </table:table-row>
        <table:table-row table:style-name="ro2">
          <table:table-cell table:number-columns-repeated="4"/>
          <table:table-cell table:formula="of:=[.E4]*[.E4]-[.F4]*[.F4]+[.C3]" office:value-type="float" office:value="-0.18">
            <text:p>-0,18</text:p>
          </table:table-cell>
          <table:table-cell table:formula="of:=2*[.E4]*[.F4]+[.D3]" office:value-type="float" office:value="-0.24">
            <text:p>-0,24</text:p>
          </table:table-cell>
          <table:table-cell table:formula="of:=SQRT( ([.E5]*[.E5])+([.F5]*[.F5]))" office:value-type="float" office:value="0.3">
            <text:p>0,3</text:p>
          </table:table-cell>
          <table:table-cell/>
          <table:table-cell office:value-type="string">
            <text:p>float</text:p>
          </table:table-cell>
          <table:table-cell office:value-type="string">
            <text:p>333.61</text:p>
          </table:table-cell>
          <table:table-cell office:value-type="string">
            <text:p>328.05</text:p>
          </table:table-cell>
          <table:table-cell office:value-type="string">
            <text:p>323.72</text:p>
          </table:table-cell>
          <table:table-cell office:value-type="string">
            <text:p>322.37</text:p>
          </table:table-cell>
        </table:table-row>
        <table:table-row table:style-name="ro2">
          <table:table-cell table:number-columns-repeated="4"/>
          <table:table-cell table:formula="of:=[.E5]*[.E5]-[.F5]*[.F5]+[.C3]" office:value-type="float" office:value="-0.9252">
            <text:p>-0,9252</text:p>
          </table:table-cell>
          <table:table-cell table:formula="of:=2*[.E5]*[.F5]+[.D3]" office:value-type="float" office:value="0.3864">
            <text:p>0,3864</text:p>
          </table:table-cell>
          <table:table-cell table:formula="of:=SQRT( ([.E6]*[.E6])+([.F6]*[.F6]))" office:value-type="float" office:value="1.0026464980241">
            <text:p>1,002646498</text:p>
          </table:table-cell>
          <table:table-cell/>
          <table:table-cell office:value-type="string">
            <text:p>int</text:p>
          </table:table-cell>
          <table:table-cell office:value-type="string">
            <text:p>367.11</text:p>
          </table:table-cell>
          <table:table-cell office:value-type="string">
            <text:p>359.65</text:p>
          </table:table-cell>
          <table:table-cell office:value-type="string">
            <text:p>354.47</text:p>
          </table:table-cell>
          <table:table-cell office:value-type="string">
            <text:p>350.73</text:p>
          </table:table-cell>
        </table:table-row>
        <table:table-row table:style-name="ro2">
          <table:table-cell table:number-columns-repeated="4"/>
          <table:table-cell table:formula="of:=[.E6]*[.E6]-[.F6]*[.F6]+[.C3]" office:value-type="float" office:value="-0.19330992">
            <text:p>-0,19330992</text:p>
          </table:table-cell>
          <table:table-cell table:formula="of:=2*[.E6]*[.F6]+[.D3]" office:value-type="float" office:value="-0.41499456">
            <text:p>-0,41499456</text:p>
          </table:table-cell>
          <table:table-cell table:formula="of:=SQRT( ([.E7]*[.E7])+([.F7]*[.F7]))" office:value-type="float" office:value="0.457809141455258">
            <text:p>0,4578091415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7]*[.E7]-[.F7]*[.F7]+[.C3]" office:value-type="float" office:value="-1.03485175965919">
            <text:p>-1,0348517597</text:p>
          </table:table-cell>
          <table:table-cell table:formula="of:=2*[.E7]*[.F7]+[.D3]" office:value-type="float" office:value="0.460445130388071">
            <text:p>0,4604451304</text:p>
          </table:table-cell>
          <table:table-cell table:formula="of:=SQRT( ([.E8]*[.E8])+([.F8]*[.F8]))" office:value-type="float" office:value="1.13266406430495">
            <text:p>1,1326640643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8]*[.E8]-[.F8]*[.F8]+[.C3]" office:value-type="float" office:value="-0.0410915536283709">
            <text:p>-0,0410915536</text:p>
          </table:table-cell>
          <table:table-cell table:formula="of:=2*[.E8]*[.F8]+[.D3]" office:value-type="float" office:value="-0.652984906817197">
            <text:p>-0,6529849068</text:p>
          </table:table-cell>
          <table:table-cell table:formula="of:=SQRT( ([.E9]*[.E9])+([.F9]*[.F9]))" office:value-type="float" office:value="0.654276550329184">
            <text:p>0,6542765503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9]*[.E9]-[.F9]*[.F9]+[.C3]" office:value-type="float" office:value="-1.32470077275147">
            <text:p>-1,3247007728</text:p>
          </table:table-cell>
          <table:table-cell table:formula="of:=2*[.E9]*[.F9]+[.D3]" office:value-type="float" office:value="0.353664328633991">
            <text:p>0,3536643286</text:p>
          </table:table-cell>
          <table:table-cell table:formula="of:=SQRT( ([.E10]*[.E10])+([.F10]*[.F10]))" office:value-type="float" office:value="1.3710983169257">
            <text:p>1,3710983169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0]*[.E10]-[.F10]*[.F10]+[.C3]" office:value-type="float" office:value="0.729753679980211">
            <text:p>0,72975368</text:p>
          </table:table-cell>
          <table:table-cell table:formula="of:=2*[.E10]*[.F10]+[.D3]" office:value-type="float" office:value="-0.636998818872157">
            <text:p>-0,6369988189</text:p>
          </table:table-cell>
          <table:table-cell table:formula="of:=SQRT( ([.E11]*[.E11])+([.F11]*[.F11]))" office:value-type="float" office:value="0.968662959284179">
            <text:p>0,9686629593</text:p>
          </table:table-cell>
          <table:table-cell/>
          <table:table-cell office:value-type="string">
            <text:p>Dynamic 4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[.E11]*[.E11]-[.F11]*[.F11]+[.C3]" office:value-type="float" office:value="-0.773227061799862">
            <text:p>-0,7732270618</text:p>
          </table:table-cell>
          <table:table-cell table:formula="of:=2*[.E11]*[.F11]+[.D3]" office:value-type="float" office:value="-0.629704464430009">
            <text:p>-0,6297044644</text:p>
          </table:table-cell>
          <table:table-cell table:formula="of:=SQRT( ([.E12]*[.E12])+([.F12]*[.F12]))" office:value-type="float" office:value="0.997199980757487">
            <text:p>0,9971999808</text:p>
          </table:table-cell>
          <table:table-cell/>
          <table:table-cell office:value-type="string">
            <text:p>scalar: <text:s text:c="6"/>336.68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[.E12]*[.E12]-[.F12]*[.F12]+[.C3]" office:value-type="float" office:value="-0.698647623423437">
            <text:p>-0,6986476234</text:p>
          </table:table-cell>
          <table:table-cell table:formula="of:=2*[.E12]*[.F12]+[.D3]" office:value-type="float" office:value="1.27380906566694">
            <text:p>1,2738090657</text:p>
          </table:table-cell>
          <table:table-cell table:formula="of:=SQRT( ([.E13]*[.E13])+([.F13]*[.F13]))" office:value-type="float" office:value="1.45282415917774">
            <text:p>1,4528241592</text:p>
          </table:table-cell>
          <table:table-cell/>
          <table:table-cell office:value-type="string">
            <text:p>SIMD F32: <text:s text:c="4"/>125.03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[.E13]*[.E13]-[.F13]*[.F13]+[.C3]" office:value-type="float" office:value="-2.03448103406007">
            <text:p>-2,0344810341</text:p>
          </table:table-cell>
          <table:table-cell table:formula="of:=2*[.E13]*[.F13]+[.D3]" office:value-type="float" office:value="-1.47988735284688">
            <text:p>-1,4798873528</text:p>
          </table:table-cell>
          <table:table-cell table:formula="of:=SQRT( ([.E14]*[.E14])+([.F14]*[.F14]))" office:value-type="float" office:value="2.5157860908802">
            <text:p>2,5157860909</text:p>
          </table:table-cell>
          <table:table-cell/>
          <table:table-cell office:value-type="string">
            <text:p>SIMD I32: <text:s text:c="4"/>105.97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[.E14]*[.E14]-[.F14]*[.F14]+[.C3]" office:value-type="float" office:value="1.04904650083401">
            <text:p>1,0490465008</text:p>
          </table:table-cell>
          <table:table-cell table:formula="of:=2*[.E14]*[.F14]+[.D3]" office:value-type="float" office:value="6.32160550382468">
            <text:p>6,3216055038</text:p>
          </table:table-cell>
          <table:table-cell table:formula="of:=SQRT( ([.E15]*[.E15])+([.F15]*[.F15]))" office:value-type="float" office:value="6.4080570149538">
            <text:p>6,408057015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5]*[.E15]-[.F15]*[.F15]+[.C3]" office:value-type="float" office:value="-39.7621975850744">
            <text:p>-39,7621975851</text:p>
          </table:table-cell>
          <table:table-cell table:formula="of:=2*[.E15]*[.F15]+[.D3]" office:value-type="float" office:value="13.5633162668806">
            <text:p>13,5633162669</text:p>
          </table:table-cell>
          <table:table-cell table:formula="of:=SQRT( ([.E16]*[.E16])+([.F16]*[.F16]))" office:value-type="float" office:value="42.0118543383879">
            <text:p>42,011854338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0000-00-00T19:12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ghar Nassim</meta:initial-creator>
    <meta:creation-date>2014-02-12T10:00:46</meta:creation-date>
    <dc:date>2014-03-04T21:47:40</dc:date>
    <meta:editing-duration>PT1H49M38S</meta:editing-duration>
    <meta:editing-cycles>3</meta:editing-cycles>
    <meta:generator>LibreOffice/3.6$Linux_X86_64 LibreOffice_project/360m1$Build-2</meta:generator>
    <meta:document-statistic meta:table-count="1" meta:cell-count="72" meta:object-count="0"/>
  </office:meta>
</office:document-meta>
</file>